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63in"/>
    </style:style>
    <style:style style:name="co2" style:family="table-column">
      <style:table-column-properties fo:break-before="auto" style:column-width="0.245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k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materia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Genuine Leather</text:p>
          </table:table-cell>
          <table:table-cell office:value-type="string">
            <text:p>En rem i ægte læder til dit smartwatch, der både er praktisk og holdbar. Lavet i ergonomisk design, så remmen er meget komfortabel at have på. En god erstatningsrem til din gamle urrem, eller som din nye primære rem.</text:p>
          </table:table-cell>
        </table:table-row>
        <table:table-row table:style-name="ro1">
          <table:table-cell office:value-type="string">
            <text:p>Genuine Leather</text:p>
          </table:table-cell>
          <table:table-cell office:value-type="string">
            <text:p>Elegant og blød urrem i ægte læder, der passer til perfekt til dit smartwatch. Remmen er behagelig at have på, fordi det er lavet af et godt materiale, der også er holdbart.</text:p>
          </table:table-cell>
        </table:table-row>
        <table:table-row table:style-name="ro1">
          <table:table-cell office:value-type="string">
            <text:p>Genuine Leather</text:p>
          </table:table-cell>
          <table:table-cell office:value-type="string">
            <text:p>Klassisk urrem i ægte læder. God, praktisk og holdbar. Passer godt til dit ur og håndled.</text:p>
          </table:table-cell>
        </table:table-row>
        <table:table-row table:style-name="ro1">
          <table:table-cell office:value-type="string">
            <text:p>Genuine Leather</text:p>
          </table:table-cell>
          <table:table-cell office:value-type="string">
            <text:p>Flot rem i ægte læder, der passer til dit smartwatch. En godt valg, hvis du gerne vil have forskellige urremme at vælge imellem.</text:p>
          </table:table-cell>
        </table:table-row>
        <table:table-row table:style-name="ro1">
          <table:table-cell office:value-type="string">
            <text:p>Genuine Leather</text:p>
          </table:table-cell>
          <table:table-cell office:value-type="string">
            <text:p>Lækker [DEVICE] urrem i ægte læder. Passer lige til dit smartwatch.</text:p>
          </table:table-cell>
        </table:table-row>
        <table:table-row table:style-name="ro1">
          <table:table-cell office:value-type="string">
            <text:p>Genuine Leather</text:p>
          </table:table-cell>
          <table:table-cell office:value-type="string">
            <text:p>Ægte læder [DEVICE] rem.</text:p>
          </table:table-cell>
        </table:table-row>
        <table:table-row table:style-name="ro1">
          <table:table-cell office:value-type="string">
            <text:p>Metal</text:p>
          </table:table-cell>
          <table:table-cell office:value-type="string">
            <text:p>Urremmen er lavet af et hårdt materiale. Er ideelt som en erstatningsrem, hvis din gamle rem trænger til at blive udskiftet.</text:p>
          </table:table-cell>
        </table:table-row>
        <table:table-row table:style-name="ro1">
          <table:table-cell office:value-type="string">
            <text:p>Metal</text:p>
          </table:table-cell>
          <table:table-cell office:value-type="string">
            <text:p>Remmen er lavet af et metal materiale, der er holdbar og god at have på i hverdagen.</text:p>
          </table:table-cell>
        </table:table-row>
        <table:table-row table:style-name="ro1">
          <table:table-cell office:value-type="string">
            <text:p>Metal</text:p>
          </table:table-cell>
          <table:table-cell office:value-type="string">
            <text:p>Høj komfort og holdbarhed. En remmen er lavet af et metal materiale, der også er behageligt at have på hånden.</text:p>
          </table:table-cell>
        </table:table-row>
        <table:table-row table:style-name="ro1">
          <table:table-cell office:value-type="string">
            <text:p>Metal</text:p>
          </table:table-cell>
          <table:table-cell office:value-type="string">
            <text:p>Metal rem til [DEVICE]</text:p>
          </table:table-cell>
        </table:table-row>
        <table:table-row table:style-name="ro1">
          <table:table-cell office:value-type="string">
            <text:p>Metal</text:p>
          </table:table-cell>
          <table:table-cell office:value-type="string">
            <text:p>[DEVICE] metal urrem.</text:p>
          </table:table-cell>
        </table:table-row>
        <table:table-row table:style-name="ro1">
          <table:table-cell office:value-type="string">
            <text:p>Plastic</text:p>
          </table:table-cell>
          <table:table-cell office:value-type="string">
            <text:p>Lavet af et hårdt plastik materiale. Urremmen er nem at tage på og af igen.</text:p>
          </table:table-cell>
        </table:table-row>
        <table:table-row table:style-name="ro1">
          <table:table-cell office:value-type="string">
            <text:p>Plastic</text:p>
          </table:table-cell>
          <table:table-cell office:value-type="string">
            <text:p>En rar plastik rem at have på. En perfekt løsning, hvis du er på udkig efter at udskifte din gamle smartwatch urrem.</text:p>
          </table:table-cell>
        </table:table-row>
        <table:table-row table:style-name="ro1">
          <table:table-cell office:value-type="string">
            <text:p>Plastic</text:p>
          </table:table-cell>
          <table:table-cell office:value-type="string">
            <text:p>Holdbar plastik urrem, der passer til de fleste livsstile.</text:p>
          </table:table-cell>
        </table:table-row>
        <table:table-row table:style-name="ro1">
          <table:table-cell office:value-type="string">
            <text:p>Plastic</text:p>
          </table:table-cell>
          <table:table-cell office:value-type="string">
            <text:p>Plastik urrem til [DEVICE]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Lavet af højkvalitets silikone materiale. TPU er blødt, fleksibelt og vejer lidt. Behagelig urrem at have på din hånd. Perfekt erstatningsrem.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Blødt silikone urrem modstandsdygtig over for slid. Et perfekt valg til dig, der leder efter en ny rem til dit ur. Brug remmen til sport, fest eller hverdag.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En urrem til dit smartwatch, der er lavet i fleksibelt og blødt materiale. Remmen er rar at have på hånden og den passer til alle lejligheder såsom fester, møder, festivaler, løbeturen også når du bare ligger på sofaen.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Blød urrem, der er holdbar overfor almindelig slidtage. En rem som du kun kan blive glad for. Passer til alle begivenheder som løb, møder, rejse og en helt almindelig dagligdag.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Rar [DEVICE] urrem, der er blødt omkring dit håndled.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Silikone [DEVICE] rem.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En helt enkelt silikone [DEVICE] urrem.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En behagelig sportsurrem til [DEVICE]. Lavet i blødt silikone materiale.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Silikone urrem der passer til [DEVICE]. Remmen har høj holdbarhed.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Silikone [DEVICE] urrem, der passer godt til den aktive livsstil. Remmen er vand og svedafvisende.</text:p>
          </table:table-cell>
        </table:table-row>
        <table:table-row table:style-name="ro1">
          <table:table-cell office:value-type="string">
            <text:p>PU Leather</text:p>
          </table:table-cell>
          <table:table-cell office:value-type="string">
            <text:p>Lavet af holdbart PU læder materiale.</text:p>
          </table:table-cell>
        </table:table-row>
        <table:table-row table:style-name="ro1">
          <table:table-cell office:value-type="string">
            <text:p>PU Leather</text:p>
          </table:table-cell>
          <table:table-cell office:value-type="string">
            <text:p>Behagelig rem at have på. Lavet af et blødt PU læder materiale.</text:p>
          </table:table-cell>
        </table:table-row>
        <table:table-row table:style-name="ro1">
          <table:table-cell office:value-type="string">
            <text:p>PU Leather</text:p>
          </table:table-cell>
          <table:table-cell office:value-type="string">
            <text:p>[DEVICE] urrem i PU læder.</text:p>
          </table:table-cell>
        </table:table-row>
        <table:table-row table:style-name="ro1">
          <table:table-cell office:value-type="string">
            <text:p>Rhinestone</text:p>
          </table:table-cell>
          <table:table-cell office:value-type="string">
            <text:p>Unikt og skinnende rhinstensdesign, moderigtigt og elegant. Passer godt til når du gerne vil skille dig lidt ud fra mængden.</text:p>
          </table:table-cell>
        </table:table-row>
        <table:table-row table:style-name="ro1">
          <table:table-cell office:value-type="string">
            <text:p>Rhinestone</text:p>
          </table:table-cell>
          <table:table-cell office:value-type="string">
            <text:p>Stilfuldt og unik rem med rhinstensdesign. En god erstatningsurrem, der passer til din ellers unikke stil.</text:p>
          </table:table-cell>
        </table:table-row>
        <table:table-row table:style-name="ro1">
          <table:table-cell office:value-type="string">
            <text:p>Textile / Nylon</text:p>
          </table:table-cell>
          <table:table-cell office:value-type="string">
            <text:p>Lavet af modstandsdygtigt nylon, urremmen er både letvægtig og holdbar. En god erstatningsrem eller bare som en ekstra at have liggende, så har du lidt forskeligt at vælge imellem.</text:p>
          </table:table-cell>
        </table:table-row>
        <table:table-row table:style-name="ro1">
          <table:table-cell office:value-type="string">
            <text:p>Textile / Nylon</text:p>
          </table:table-cell>
          <table:table-cell office:value-type="string">
            <text:p>En urrem til smartwatches der er lavet i et åndbart og svedresistent materiale, der også er utroligt behageligt at have på. En perfekt rem til løbeturen. </text:p>
          </table:table-cell>
        </table:table-row>
        <table:table-row table:style-name="ro1">
          <table:table-cell office:value-type="string">
            <text:p>Textile / Nylon</text:p>
          </table:table-cell>
          <table:table-cell office:value-type="string">
            <text:p>Personliggør dit smartwatch med denne urrem, lavet af elastisk nylon, der er åndbart og meget rar at have på. Du kan også vaske remmen.</text:p>
          </table:table-cell>
        </table:table-row>
      </table:table>
      <table:table table:name="se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material</text:p>
          </table:table-cell>
          <table:table-cell office:value-type="string">
            <text:p>tex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6">12/06/2022</text:date>, <text:time>15:3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06T15:33:48</dc:date>
    <meta:generator>OpenOffice/4.1.13$Unix OpenOffice.org_project/4113m1$Build-9810</meta:generator>
    <meta:editing-duration>PT1M30S</meta:editing-duration>
    <meta:editing-cycles>1</meta:editing-cycles>
    <meta:document-statistic meta:table-count="2" meta:cell-count="70" meta:object-count="0"/>
  </office:meta>
</office:document-meta>
</file>